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00%" fo:text-align="start" style:justify-single-word="false"/>
      <style:text-properties style:font-name="Lucida Sans Unicode" fo:font-size="14pt" style:font-size-asian="14pt" style:font-size-complex="14pt"/>
    </style:style>
    <style:style style:name="P2" style:family="paragraph" style:parent-style-name="Standard">
      <loext:graphic-properties draw:fill-gradient-name="gradient" draw:fill-hatch-name="hatch"/>
      <style:paragraph-properties fo:line-height="100%" fo:text-align="start" style:justify-single-word="false"/>
      <style:text-properties style:font-name="Lucida Sans Unicode" fo:font-size="14pt" officeooo:paragraph-rsid="001e47a3" style:font-size-asian="14pt" style:font-size-complex="14pt"/>
    </style:style>
    <style:style style:name="P3" style:family="paragraph" style:parent-style-name="Standard">
      <loext:graphic-properties draw:fill-gradient-name="gradient" draw:fill-hatch-name="hatch"/>
      <style:paragraph-properties fo:line-height="100%" fo:text-align="start" style:justify-single-word="false"/>
      <style:text-properties style:font-name="Lucida Sans Unicode" fo:font-size="14pt" officeooo:paragraph-rsid="001e8031" style:font-size-asian="14pt" style:font-size-complex="14pt"/>
    </style:style>
    <style:style style:name="P4" style:family="paragraph" style:parent-style-name="Standard">
      <loext:graphic-properties draw:fill-gradient-name="gradient" draw:fill-hatch-name="hatch"/>
      <style:paragraph-properties fo:line-height="100%" fo:text-align="start" style:justify-single-word="false"/>
      <style:text-properties style:font-name="Lucida Sans Unicode" fo:font-size="14pt" officeooo:paragraph-rsid="001eddbe" style:font-size-asian="14pt" style:font-size-complex="14pt"/>
    </style:style>
    <style:style style:name="P5" style:family="paragraph" style:parent-style-name="Standard">
      <loext:graphic-properties draw:fill-gradient-name="gradient" draw:fill-hatch-name="hatch"/>
      <style:paragraph-properties fo:line-height="100%" fo:text-align="start" style:justify-single-word="false"/>
      <style:text-properties style:font-name="Lucida Sans Unicode" fo:font-size="14pt" officeooo:paragraph-rsid="0020877b" style:font-size-asian="14pt" style:font-size-complex="14pt"/>
    </style:style>
    <style:style style:name="P6" style:family="paragraph" style:parent-style-name="Standard">
      <loext:graphic-properties draw:fill-gradient-name="gradient" draw:fill-hatch-name="hatch"/>
      <style:paragraph-properties fo:line-height="100%" fo:text-align="start" style:justify-single-word="false"/>
      <style:text-properties style:font-name="Lucida Sans Unicode" fo:font-size="14pt" officeooo:rsid="001e8031" officeooo:paragraph-rsid="001e8031" style:font-size-asian="14pt" style:font-size-complex="14pt"/>
    </style:style>
    <style:style style:name="P7" style:family="paragraph" style:parent-style-name="Standard">
      <loext:graphic-properties draw:fill-gradient-name="gradient" draw:fill-hatch-name="hatch"/>
      <style:paragraph-properties fo:line-height="100%" fo:text-align="start" style:justify-single-word="false"/>
      <style:text-properties style:font-name="Lucida Sans Unicode" fo:font-size="14pt" officeooo:rsid="001eddbe" officeooo:paragraph-rsid="001eddbe" style:font-size-asian="14pt" style:font-size-complex="14pt"/>
    </style:style>
    <style:style style:name="P8" style:family="paragraph" style:parent-style-name="Standard">
      <loext:graphic-properties draw:fill-gradient-name="gradient" draw:fill-hatch-name="hatch"/>
      <style:paragraph-properties fo:line-height="100%" fo:text-align="start" style:justify-single-word="false"/>
      <style:text-properties style:font-name="Lucida Sans Unicode" fo:font-size="14pt" officeooo:rsid="001eddbe" officeooo:paragraph-rsid="0020877b" style:font-size-asian="14pt" style:font-size-complex="14pt"/>
    </style:style>
    <style:style style:name="P9" style:family="paragraph" style:parent-style-name="Standard">
      <loext:graphic-properties draw:fill-gradient-name="gradient" draw:fill-hatch-name="hatch"/>
      <style:paragraph-properties fo:line-height="100%" fo:text-align="start" style:justify-single-word="false"/>
      <style:text-properties style:font-name="Lucida Sans Unicode" fo:font-size="14pt" fo:font-style="italic" style:text-underline-style="solid" style:text-underline-width="auto" style:text-underline-color="font-color" fo:font-weight="bold" officeooo:rsid="001eddbe" officeooo:paragraph-rsid="001eddbe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Standard">
      <loext:graphic-properties draw:fill-gradient-name="gradient" draw:fill-hatch-name="hatch"/>
      <style:paragraph-properties fo:line-height="100%" fo:text-align="start" style:justify-single-word="false"/>
      <style:text-properties style:font-name="Lucida Sans Unicode" fo:font-size="20pt" style:text-underline-style="solid" style:text-underline-width="auto" style:text-underline-color="font-color" fo:font-weight="bold" officeooo:paragraph-rsid="001e8031" style:font-size-asian="20pt" style:font-weight-asian="bold" style:font-size-complex="20pt" style:font-weight-complex="bold"/>
    </style:style>
    <style:style style:name="P11" style:family="paragraph" style:parent-style-name="Standard">
      <loext:graphic-properties draw:fill-gradient-name="gradient" draw:fill-hatch-name="hatch"/>
      <style:paragraph-properties fo:line-height="100%" fo:text-align="start" style:justify-single-word="false"/>
      <style:text-properties style:font-name="Lucida Sans Unicode" fo:font-size="14pt" officeooo:rsid="001e8031" officeooo:paragraph-rsid="001e8031" style:font-size-asian="14pt" style:font-size-complex="14pt"/>
    </style:style>
    <style:style style:name="P12" style:family="paragraph" style:parent-style-name="Standard">
      <loext:graphic-properties draw:fill-gradient-name="gradient" draw:fill-hatch-name="hatch"/>
      <style:paragraph-properties fo:line-height="100%" fo:text-align="start" style:justify-single-word="false"/>
      <style:text-properties style:font-name="Lucida Sans Unicode" fo:font-size="14pt" officeooo:rsid="001e8031" officeooo:paragraph-rsid="002250a9" style:font-size-asian="14pt" style:font-size-complex="14pt"/>
    </style:style>
    <style:style style:name="P13" style:family="paragraph" style:parent-style-name="Standard">
      <loext:graphic-properties draw:fill-gradient-name="gradient" draw:fill-hatch-name="hatch"/>
      <style:paragraph-properties fo:line-height="100%" fo:text-align="start" style:justify-single-word="false"/>
      <style:text-properties style:font-name="Lucida Sans Unicode" fo:font-size="14pt" officeooo:paragraph-rsid="001e47a3" style:font-size-asian="14pt" style:font-size-complex="14pt"/>
    </style:style>
    <style:style style:name="P14" style:family="paragraph" style:parent-style-name="Standard">
      <loext:graphic-properties draw:fill-gradient-name="gradient" draw:fill-hatch-name="hatch"/>
      <style:paragraph-properties fo:line-height="100%" fo:text-align="start" style:justify-single-word="false"/>
      <style:text-properties style:font-name="Lucida Sans Unicode" fo:font-size="14pt" officeooo:paragraph-rsid="002250a9" style:font-size-asian="14pt" style:font-size-complex="14pt"/>
    </style:style>
    <style:style style:name="P15" style:family="paragraph" style:parent-style-name="Standard">
      <loext:graphic-properties draw:fill-gradient-name="gradient" draw:fill-hatch-name="hatch"/>
      <style:paragraph-properties fo:line-height="100%" fo:text-align="start" style:justify-single-word="false"/>
      <style:text-properties style:font-name="Lucida Sans Unicode" fo:font-size="14pt" officeooo:paragraph-rsid="0023de25" style:font-size-asian="14pt" style:font-size-complex="14pt"/>
    </style:style>
    <style:style style:name="P16" style:family="paragraph" style:parent-style-name="Standard">
      <loext:graphic-properties draw:fill-gradient-name="gradient" draw:fill-hatch-name="hatch"/>
      <style:paragraph-properties fo:line-height="100%" fo:text-align="start" style:justify-single-word="false"/>
      <style:text-properties style:font-name="Lucida Sans Unicode" fo:font-size="14pt" officeooo:paragraph-rsid="00254295" style:font-size-asian="14pt" style:font-size-complex="14pt"/>
    </style:style>
    <style:style style:name="P17" style:family="paragraph" style:parent-style-name="Standard">
      <loext:graphic-properties draw:fill-gradient-name="gradient" draw:fill-hatch-name="hatch"/>
      <style:paragraph-properties fo:line-height="100%" fo:text-align="start" style:justify-single-word="false"/>
      <style:text-properties style:font-name="Lucida Sans Unicode" fo:font-size="14pt" officeooo:paragraph-rsid="00264973" style:font-size-asian="14pt" style:font-size-complex="14pt"/>
    </style:style>
    <style:style style:name="P18" style:family="paragraph" style:parent-style-name="Standard">
      <loext:graphic-properties draw:fill-gradient-name="gradient" draw:fill-hatch-name="hatch"/>
      <style:paragraph-properties fo:line-height="100%" fo:text-align="start" style:justify-single-word="false"/>
      <style:text-properties style:font-name="Lucida Sans Unicode" fo:font-size="14pt" officeooo:rsid="002250a9" officeooo:paragraph-rsid="002250a9" style:font-size-asian="14pt" style:font-size-complex="14pt"/>
    </style:style>
    <style:style style:name="P19" style:family="paragraph" style:parent-style-name="Standard">
      <loext:graphic-properties draw:fill-gradient-name="gradient" draw:fill-hatch-name="hatch"/>
      <style:paragraph-properties fo:line-height="100%" fo:text-align="start" style:justify-single-word="false"/>
      <style:text-properties style:font-name="Lucida Sans Unicode" fo:font-size="14pt" officeooo:rsid="002250a9" officeooo:paragraph-rsid="0023de25" style:font-size-asian="14pt" style:font-size-complex="14pt"/>
    </style:style>
    <style:style style:name="P20" style:family="paragraph" style:parent-style-name="Standard">
      <loext:graphic-properties draw:fill-gradient-name="gradient" draw:fill-hatch-name="hatch"/>
      <style:paragraph-properties fo:line-height="100%" fo:text-align="start" style:justify-single-word="false"/>
      <style:text-properties style:font-name="Lucida Sans Unicode" fo:font-size="14pt" officeooo:rsid="002250a9" officeooo:paragraph-rsid="00264973" style:font-size-asian="14pt" style:font-size-complex="14pt"/>
    </style:style>
    <style:style style:name="P21" style:family="paragraph" style:parent-style-name="Standard">
      <loext:graphic-properties draw:fill-gradient-name="gradient" draw:fill-hatch-name="hatch"/>
      <style:paragraph-properties fo:line-height="100%" fo:text-align="start" style:justify-single-word="false"/>
      <style:text-properties style:font-name="Lucida Sans Unicode" fo:font-size="14pt" officeooo:rsid="001eddbe" officeooo:paragraph-rsid="00254295" style:font-size-asian="14pt" style:font-size-complex="14pt"/>
    </style:style>
    <style:style style:name="P22" style:family="paragraph" style:parent-style-name="Standard">
      <loext:graphic-properties draw:fill-gradient-name="gradient" draw:fill-hatch-name="hatch"/>
      <style:paragraph-properties fo:line-height="100%" fo:text-align="start" style:justify-single-word="false"/>
      <style:text-properties style:font-name="Lucida Sans Unicode" fo:font-size="14pt" officeooo:rsid="001eddbe" officeooo:paragraph-rsid="00264973" style:font-size-asian="14pt" style:font-size-complex="14pt"/>
    </style:style>
    <style:style style:name="P23" style:family="paragraph" style:parent-style-name="Standard">
      <loext:graphic-properties draw:fill-gradient-name="gradient" draw:fill-hatch-name="hatch"/>
      <style:paragraph-properties fo:line-height="100%" fo:text-align="start" style:justify-single-word="false"/>
      <style:text-properties style:font-name="Lucida Sans Unicode" fo:font-size="14pt" style:text-underline-style="solid" style:text-underline-width="auto" style:text-underline-color="font-color" style:font-size-asian="14pt" style:font-size-complex="14pt"/>
    </style:style>
    <style:style style:name="P24" style:family="paragraph" style:parent-style-name="Standard">
      <loext:graphic-properties draw:fill-gradient-name="gradient" draw:fill-hatch-name="hatch"/>
      <style:paragraph-properties fo:line-height="100%" fo:text-align="start" style:justify-single-word="false"/>
      <style:text-properties style:font-name="Lucida Sans Unicode" fo:font-size="14pt" style:text-underline-style="solid" style:text-underline-width="auto" style:text-underline-color="font-color" officeooo:paragraph-rsid="002250a9" style:font-size-asian="14pt" style:font-size-complex="14pt"/>
    </style:style>
    <style:style style:name="P25" style:family="paragraph" style:parent-style-name="Standard" style:list-style-name="L1">
      <loext:graphic-properties draw:fill-gradient-name="gradient" draw:fill-hatch-name="hatch"/>
      <style:paragraph-properties fo:line-height="100%" fo:text-align="start" style:justify-single-word="false"/>
      <style:text-properties style:font-name="Lucida Sans Unicode" fo:font-size="14pt" fo:font-style="italic" style:text-underline-style="none" fo:font-weight="normal" officeooo:rsid="001eddbe" officeooo:paragraph-rsid="001eddbe" style:font-size-asian="14pt" style:font-style-asian="italic" style:font-weight-asian="normal" style:font-size-complex="14pt" style:font-style-complex="italic" style:font-weight-complex="normal"/>
    </style:style>
    <style:style style:name="P26" style:family="paragraph" style:parent-style-name="Standard">
      <loext:graphic-properties draw:fill-gradient-name="gradient" draw:fill-hatch-name="hatch"/>
      <style:paragraph-properties fo:line-height="100%" fo:text-align="start" style:justify-single-word="false"/>
      <style:text-properties style:text-underline-style="solid" style:text-underline-width="auto" style:text-underline-color="font-color"/>
    </style:style>
    <style:style style:name="P27" style:family="paragraph" style:parent-style-name="Standard">
      <loext:graphic-properties draw:fill-gradient-name="gradient" draw:fill-hatch-name="hatch"/>
      <style:paragraph-properties fo:line-height="100%" fo:text-align="start" style:justify-single-word="false"/>
      <style:text-properties style:text-underline-style="solid" style:text-underline-width="auto" style:text-underline-color="font-color" officeooo:paragraph-rsid="002250a9"/>
    </style:style>
    <style:style style:name="T1" style:family="text">
      <style:text-properties fo:font-variant="normal" fo:text-transform="none" fo:color="#424242" loext:opacity="100%" fo:letter-spacing="normal" fo:font-style="normal" fo:font-weight="normal" loext:padding="0cm" loext:border="none"/>
    </style:style>
    <style:style style:name="T2" style:family="text">
      <style:text-properties fo:font-variant="normal" fo:text-transform="none" fo:color="#424242" loext:opacity="100%" style:font-name="Arial2" fo:font-size="9pt" fo:letter-spacing="normal" fo:font-style="normal" fo:font-weight="normal" loext:padding="0cm" loext:border="none"/>
    </style:style>
    <style:style style:name="T3" style:family="text">
      <style:text-properties officeooo:rsid="001e47a3"/>
    </style:style>
    <style:style style:name="T4" style:family="text">
      <style:text-properties style:font-name="Lucida Sans Unicode" fo:font-size="14pt" style:font-size-asian="14pt" style:font-size-complex="14pt"/>
    </style:style>
    <style:style style:name="T5" style:family="text">
      <style:text-properties officeooo:rsid="001e8031"/>
    </style:style>
    <style:style style:name="T6" style:family="text">
      <style:text-properties officeooo:rsid="001eddbe"/>
    </style:style>
    <style:style style:name="T7" style:family="text">
      <style:text-properties officeooo:rsid="0020877b"/>
    </style:style>
    <style:style style:name="T8" style:family="text">
      <style:text-properties officeooo:rsid="002250a9"/>
    </style:style>
    <style:style style:name="T9" style:family="text">
      <style:text-properties officeooo:rsid="0023de25"/>
    </style:style>
    <style:style style:name="T10" style:family="text">
      <style:text-properties officeooo:rsid="00254295"/>
    </style:style>
    <style:style style:name="T11" style:family="text">
      <style:text-properties officeooo:rsid="0026497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Seja o Centro</text:p>
      <text:p text:style-name="P6">(Gaita diatônica em Dó)</text:p>
      <text:p text:style-name="P23">Adoradores Novo Tempo</text:p>
      <text:p text:style-name="P26"/>
      <text:p text:style-name="P6">3 <text:s text:c="4"/>-4 <text:s text:c="4"/>4 <text:s/>-4 <text:s text:c="3"/>4 <text:s/>-4 <text:s text:c="3"/>4 <text:s text:c="3"/>-4 <text:s text:c="3"/>4 <text:s text:c="5"/>-4 <text:s/>4 -4 <text:s text:c="6"/>4 <text:s/>-4 <text:s text:c="3"/>5 <text:s/>-4 <text:s/>4 <text:s text:c="5"/>3</text:p>
      <text:p text:style-name="P1">A - que - le que em Su - as mãos de - têm a for - ça e to – do <text:s/>o <text:s/>po – der</text:p>
      <text:p text:style-name="P1"/>
      <text:p text:style-name="P1"><text:span text:style-name="T5">3 <text:s text:c="4"/>-4 <text:s text:c="4"/>4 <text:s/>-4 <text:s text:c="2"/>4 <text:s text:c="5"/>-4 <text:s text:c="6"/>4 <text:s text:c="3"/>4 <text:s text:c="5"/>4 <text:s text:c="5"/>-4 <text:s text:c="4"/>4 <text:s/>4-4 <text:s text:c="4"/>-4 <text:s text:c="4"/>5 <text:s text:c="2"/>-4 <text:s text:c="3"/>4 <text:s text:c="3"/>5</text:span><text:line-break/>A - que - le que pro - me - te a <text:s/>vi - da e - ter - na a to - do o que ne - le cr<text:span text:style-name="T3">er</text:span></text:p>
      <text:p text:style-name="P1"/>
      <text:p text:style-name="P1"><text:span text:style-name="T5">4 6 <text:s text:c="3"/>5 <text:s text:c="3"/>5 <text:s text:c="4"/>-4 (-44) <text:s text:c="4"/>4 <text:s/>4 <text:s text:c="4"/>6 <text:s text:c="6"/>5 <text:s text:c="5"/>5 <text:s text:c="4"/>-4 <text:s text:c="4"/>-4 <text:s text:c="4"/>5 <text:s text:c="3"/>-4 <text:s text:c="3"/>4 <text:s text:c="5"/>5</text:span><text:line-break/>É E - le quem nos guar - da e que o - pe - ran - do, quem im - pe - di – rá?</text:p>
      <text:p text:style-name="P1"/>
      <text:p text:style-name="P1"><text:span text:style-name="T5">4 <text:s text:c="5"/>6 <text:s text:c="6"/>5 <text:s text:c="4"/>5 <text:s text:c="4"/>-4 <text:s/>(-44) <text:s text:c="4"/>4 <text:s text:c="5"/>6 <text:s text:c="7"/>5 <text:s text:c="4"/>5 <text:s text:c="5"/>4 <text:s/>-4 <text:s text:c="4"/>5 <text:s text:c="2"/>-4 <text:s/>4 <text:s text:c="4"/>4</text:span><text:line-break/>Ao guar - da de Is - ra - <text:s/>el <text:s text:c="5"/>cla - ma - mos: Ou - ça nos - sa voz a – qui</text:p>
      <text:p text:style-name="P1"/>
      <text:p text:style-name="P1"/>
      <text:p text:style-name="P6"><text:s/>5 <text:s text:c="8"/>6 <text:s text:c="4"/>-6 <text:s/>-6 <text:s text:c="6"/>-7 <text:s text:c="4"/>7 <text:s text:c="2"/>-7 <text:s/>-6 <text:s text:c="2"/>(65)</text:p>
      <text:p text:style-name="P1">Rei - ne em nós, ve - nha a nós Seu rei – no</text:p>
      <text:p text:style-name="P6"><text:s/>2 <text:s text:c="8"/>3 <text:s text:c="3"/>-3’’ -3’’ <text:s text:c="4"/>-3 <text:s text:c="4"/>4 <text:s text:c="2"/>-3 <text:s/>-3’’ (-22)</text:p>
      <text:p text:style-name="P1"/>
      <text:p text:style-name="P3"><text:span text:style-name="T5"><text:s/>5 <text:s text:c="8"/>6 <text:s text:c="4"/>-6 <text:s text:c="2"/>-6 <text:s text:c="6"/>-7 <text:s text:c="3"/>7 <text:s text:c="2"/>-7 <text:s text:c="2"/>-6 <text:s text:c="4"/>6 <text:s text:c="5"/>5</text:span><text:line-break/>Rei - ne em nós, ve - nha a nós Sua gló - ria, Deus</text:p>
      <text:p text:style-name="P6"><text:s/>2 <text:s text:c="8"/>3 <text:s text:c="3"/>-3’’ -3’’ <text:s text:c="4"/>-3 <text:s text:c="4"/>4 <text:s text:c="2"/>-3 <text:s/>-3’’ <text:s text:c="2"/>-2 <text:s text:c="4"/>2</text:p>
      <text:p text:style-name="P7"/>
      <text:p text:style-name="P4">-<text:span text:style-name="T6">5 <text:s text:c="5"/>5 <text:s text:c="3"/>(-44) <text:s text:c="4"/>-4 <text:s text:c="2"/>-5 <text:s text:c="3"/>5 -4 <text:s text:c="6"/>4 <text:s text:c="2"/>-3’’ <text:s text:c="2"/>4 <text:s text:c="4"/>5</text:span><text:line-break/>Se <text:s/>- ja o <text:s text:c="2"/>cen <text:s/>- <text:s/>tro, se <text:s/>- ja tu - do a <text:s/>to - dos nós</text:p>
      <text:p text:style-name="P7">-2’’ <text:s text:c="3"/>2 <text:s text:c="3"/>(-11) <text:s text:c="5"/>2 <text:s/>-2’’ <text:s text:c="2"/>2 -1 <text:s text:c="6"/>1 <text:s text:c="4"/>* <text:s text:c="5"/>1 <text:s text:c="3"/>2</text:p>
      <text:p text:style-name="P1"/>
      <text:p text:style-name="P5">-<text:span text:style-name="T6">5 <text:s text:c="5"/>5 <text:s text:c="3"/>(-44) <text:s text:c="4"/>-4 <text:s/>-5 <text:s text:c="3"/>5 -4 <text:s text:c="6"/>4 <text:s text:c="2"/>-3’’ <text:s text:c="3"/>4 <text:s text:c="4"/></text:span><text:span text:style-name="T7">4</text:span><text:line-break/>Se - ja o <text:s text:c="3"/>cen <text:s text:c="2"/>- tro, se - ja tu - do a <text:s text:c="2"/>to - dos nós</text:p>
      <text:p text:style-name="P8">-2’’ <text:s text:c="3"/>2 <text:s text:c="3"/>(-11) <text:s text:c="5"/>2 <text:s/>-2’’ <text:s text:c="2"/>2 -1 <text:s text:c="6"/>1 <text:s text:c="4"/>* <text:s text:c="5"/>1 <text:s text:c="3"/><text:span text:style-name="T7">1</text:span></text:p>
      <text:p text:style-name="P1"/>
      <text:p text:style-name="P24"/>
      <text:p text:style-name="P24"/>
      <text:p text:style-name="P24"/>
      <text:p text:style-name="P27"/>
      <text:p text:style-name="P12"><text:soft-page-break/>3 <text:s text:c="4"/>-4 <text:s text:c="4"/>4 <text:s/>-4 <text:s text:c="3"/>4 <text:s/>-4 <text:s text:c="3"/>4 <text:s text:c="3"/>-4 <text:s text:c="3"/>4 <text:s text:c="5"/>-4 <text:s/>4 -4 <text:s text:c="6"/>4 <text:s/>-4 <text:s text:c="3"/>5 <text:s/>-4 <text:s/>4 <text:s text:c="5"/>3</text:p>
      <text:p text:style-name="P14">A - que - le que em Su - as mãos de - têm a for - ça e to – do <text:s/>o <text:s/>po – der</text:p>
      <text:p text:style-name="P14"/>
      <text:p text:style-name="P14"><text:span text:style-name="T5">3 <text:s text:c="4"/>-4 <text:s text:c="4"/>4 <text:s/>-4 <text:s text:c="2"/>4 <text:s text:c="5"/>-4 <text:s text:c="6"/>4 <text:s text:c="3"/>4 <text:s text:c="5"/>4 <text:s text:c="5"/>-4 <text:s text:c="4"/>4 <text:s/>4-4 <text:s text:c="4"/>-4 <text:s text:c="4"/>5 <text:s text:c="2"/>-4 <text:s text:c="3"/>4 <text:s text:c="3"/>5</text:span><text:line-break/>A - que - le que pro - me - te a <text:s/>vi - da e - ter - na a to - do o que ne - le cr<text:span text:style-name="T3">er</text:span></text:p>
      <text:p text:style-name="P14"/>
      <text:p text:style-name="P14"><text:span text:style-name="T5">4 6 <text:s text:c="3"/>5 <text:s text:c="3"/>5 <text:s text:c="4"/>-4 (-44) <text:s text:c="4"/>4 <text:s/>4 <text:s text:c="4"/>6 <text:s text:c="6"/>5 <text:s text:c="5"/>5 <text:s text:c="4"/>-4 <text:s text:c="4"/>-4 <text:s text:c="4"/>5 <text:s text:c="3"/>-4 <text:s text:c="3"/>4 <text:s text:c="5"/>5</text:span><text:line-break/>É E - le quem nos guar - da e que o - pe - ran - do, quem im - pe - di – rá?</text:p>
      <text:p text:style-name="P14"/>
      <text:p text:style-name="P14"><text:span text:style-name="T5">4 <text:s text:c="5"/>6 <text:s text:c="6"/>5 <text:s text:c="4"/>5 <text:s text:c="4"/>-4 <text:s/>(-44) <text:s text:c="4"/>4 <text:s text:c="5"/>6 <text:s text:c="7"/>5 <text:s text:c="4"/>5 <text:s text:c="5"/>4 <text:s/>-4 <text:s text:c="4"/>5 <text:s text:c="2"/>-4 <text:s/>4 <text:s text:c="4"/>4</text:span><text:line-break/>Ao guar - da de Is - ra - <text:s/>el <text:s text:c="5"/>cla - ma - mos: Ou - ça nos - sa voz a – qui</text:p>
      <text:p text:style-name="P2"/>
      <text:p text:style-name="P2"/>
      <text:p text:style-name="P18">5 <text:s text:c="9"/>6 <text:s text:c="5"/>-6 <text:s/>-6 <text:s text:c="5"/>-7 <text:s text:c="5"/>7 <text:s text:c="3"/>-7 <text:s/>-6 <text:s text:c="2"/>(65)</text:p>
      <text:p text:style-name="P18"><text:span text:style-name="T11">5 <text:s/></text:span><text:s text:c="8"/>5 <text:s text:c="5"/>-5 <text:s/>-5 <text:s text:c="5"/>-5 <text:s text:c="4"/>-6 <text:s text:c="3"/>6 <text:s text:c="2"/>-5 <text:s/>(-54)</text:p>
      <text:p text:style-name="P15">Rei - ne em nós, ve - nha a <text:s/>nós Seu rei – no</text:p>
      <text:p text:style-name="P15"><text:span text:style-name="T9">4 <text:s text:c="9"/>4 <text:s text:c="6"/>4 <text:s text:c="3"/>4 <text:s text:c="7"/>4 <text:s text:c="4"/>-5 <text:s text:c="3"/>4 <text:s text:c="4"/>4 <text:s text:c="2"/>(43)</text:span><text:line-break/></text:p>
      <text:p text:style-name="P19">5 <text:s text:c="9"/>6 <text:s text:c="5"/>-6 <text:s/>-6 <text:s text:c="5"/>-7 <text:s text:c="5"/>7 <text:s text:c="3"/>-7 <text:s/>-6 <text:s text:c="4"/>6 <text:s text:c="5"/>5</text:p>
      <text:p text:style-name="P19"><text:span text:style-name="T10">5</text:span> <text:s text:c="9"/>5 <text:s text:c="5"/>-5 <text:s/>-5 <text:s text:c="5"/>-5 <text:s text:c="4"/>-6 <text:s text:c="3"/>6 <text:s text:c="2"/>-5 <text:s text:c="3"/>-5 <text:s text:c="4"/>4</text:p>
      <text:p text:style-name="P15">Rei - ne em nós, ve - nha a <text:s/>nós Sua gló - ria, Deus<text:span text:style-name="T4"/></text:p>
      <text:p text:style-name="P15"><text:span text:style-name="T9">4 <text:s text:c="9"/>4 <text:s text:c="6"/>4 <text:s text:c="3"/>4 <text:s text:c="7"/>4 <text:s text:c="4"/>-5 <text:s text:c="3"/>4 <text:s text:c="4"/>4 <text:s text:c="4"/>4 <text:s text:c="5"/>3</text:span></text:p>
      <text:p text:style-name="P21"/>
      <text:p text:style-name="P16">-<text:span text:style-name="T6">5 <text:s text:c="5"/>5 <text:s text:c="3"/>(-44) <text:s text:c="4"/>-4 <text:s text:c="2"/>-5 <text:s text:c="3"/>5 -4 <text:s text:c="6"/>4 <text:s text:c="2"/>-3’’ <text:s text:c="2"/>4 <text:s text:c="4"/>5</text:span></text:p>
      <text:p text:style-name="P16"><text:span text:style-name="T10">-</text:span><text:span text:style-name="T6">5 <text:s text:c="5"/>5 <text:s text:c="3"/>(-44) <text:s text:c="4"/>-4 <text:s text:c="2"/>-5 <text:s text:c="3"/>5 -4 <text:s text:c="6"/>4 <text:s text:c="2"/>-3’’ <text:s text:c="2"/>4 <text:s text:c="4"/></text:span><text:span text:style-name="T10">4</text:span><text:span text:style-name="T6"><text:line-break/>Se <text:s/>- ja o <text:s text:c="2"/>cen <text:s/>- <text:s/>tro, se <text:s/>- ja tu - do a <text:s/>to - dos nós</text:span></text:p>
      <text:p text:style-name="P16"><text:span text:style-name="T10">-</text:span><text:span text:style-name="T6">5 <text:s text:c="5"/>5 <text:s text:c="3"/>(-44) <text:s text:c="4"/>-4 <text:s text:c="2"/>-5 <text:s text:c="3"/>5 -4 <text:s text:c="6"/>4 <text:s text:c="2"/>-3’’ <text:s text:c="2"/>4 <text:s text:c="4"/></text:span><text:span text:style-name="T10">3</text:span><text:line-break/></text:p>
      <text:p text:style-name="P16">-<text:span text:style-name="T6">5 <text:s text:c="5"/>5 <text:s text:c="3"/>(-44) <text:s text:c="3"/>-4 <text:s text:c="2"/>-5 <text:s text:c="5"/>5 <text:s text:c="3"/>-4 <text:s text:c="5"/>4 <text:s text:c="2"/>-3’’ <text:s text:c="3"/>4 <text:s text:c="4"/></text:span><text:span text:style-name="T7">4</text:span></text:p>
      <text:p text:style-name="P16"><text:span text:style-name="T10"><text:s/>4 </text:span><text:span text:style-name="T6"><text:s text:c="6"/></text:span><text:span text:style-name="T10">4</text:span><text:span text:style-name="T6"> <text:s text:c="5"/></text:span><text:span text:style-name="T10">4 <text:s text:c="4"/></text:span><text:span text:style-name="T6"><text:s text:c="4"/>4 <text:s text:c="4"/></text:span><text:span text:style-name="T10">4</text:span><text:span text:style-name="T6"> <text:s text:c="5"/></text:span><text:span text:style-name="T10">4</text:span><text:span text:style-name="T6"> <text:s text:c="3"/>-4 <text:s text:c="5"/>4 <text:s text:c="2"/>-3’’ <text:s text:c="3"/>4 <text:s text:c="4"/></text:span><text:span text:style-name="T7">4<text:line-break/>Se <text:s/>- ja o <text:s text:c="2"/>cen <text:s/>- <text:s/>tro, <text:s/>se <text:s/>- j</text:span><text:span text:style-name="T10">a</text:span><text:span text:style-name="T7"> <text:s text:c="3"/>tu - do a <text:s/>to - dos nós</text:span></text:p>
      <text:p text:style-name="P17"><text:span text:style-name="T10"><text:s/>3</text:span><text:span text:style-name="T6"> <text:s text:c="6"/></text:span><text:span text:style-name="T10">3</text:span><text:span text:style-name="T6"> <text:s text:c="3"/>-</text:span><text:span text:style-name="T10">3’’</text:span><text:span text:style-name="T6"> <text:s text:c="4"/>-</text:span><text:span text:style-name="T10">3’’</text:span><text:span text:style-name="T6"> -</text:span><text:span text:style-name="T10">3’’</text:span><text:span text:style-name="T6"> <text:s text:c="2"/>-</text:span><text:span text:style-name="T10">3’’</text:span><text:span text:style-name="T6"> -</text:span><text:span text:style-name="T10">3’’</text:span><text:span text:style-name="T6"> <text:s text:c="2"/>-</text:span><text:span text:style-name="T10">3’’</text:span><text:span text:style-name="T6"> -3’’ <text:s text:c="3"/>4 <text:s text:c="4"/></text:span><text:span text:style-name="T7">4</text:span></text:p>
      <text:p text:style-name="P17"/>
      <text:p text:style-name="P17"/>
      <text:p text:style-name="P17"/>
      <text:p text:style-name="P17"/>
      <text:p text:style-name="P17"/>
      <text:p text:style-name="P20"><text:soft-page-break/>5 <text:s text:c="9"/>6 <text:s text:c="5"/>-6 <text:s/>-6 <text:s text:c="5"/>-7 <text:s text:c="5"/>7 <text:s text:c="3"/>-7 <text:s/>-6 <text:s text:c="2"/>(65)</text:p>
      <text:p text:style-name="P20"><text:span text:style-name="T11">5</text:span> <text:s text:c="9"/>5 <text:s text:c="5"/>-5 <text:s/>-5 <text:s text:c="5"/>-5 <text:s text:c="4"/>-6 <text:s text:c="3"/>6 <text:s text:c="2"/>-5 <text:s/>(-54)</text:p>
      <text:p text:style-name="P17">Rei - ne em nós, ve - nha a <text:s/>nós Seu rei – no</text:p>
      <text:p text:style-name="P17"><text:span text:style-name="T9">4 <text:s text:c="9"/>4 <text:s text:c="6"/>4 <text:s text:c="3"/>4 <text:s text:c="7"/>4 <text:s text:c="4"/>-5 <text:s text:c="3"/>4 <text:s text:c="4"/>4 <text:s text:c="2"/>(43)</text:span><text:line-break/></text:p>
      <text:p text:style-name="P20">5 <text:s text:c="9"/>6 <text:s text:c="5"/>-6 <text:s/>-6 <text:s text:c="5"/>-7 <text:s text:c="5"/>7 <text:s text:c="3"/>-7 <text:s/>-6 <text:s text:c="4"/>6 <text:s text:c="5"/>5</text:p>
      <text:p text:style-name="P20"><text:span text:style-name="T10">5</text:span> <text:s text:c="9"/>5 <text:s text:c="5"/>-5 <text:s/>-5 <text:s text:c="6"/><text:span text:style-name="T11">6</text:span> <text:s text:c="4"/>-6 <text:s text:c="4"/>6 <text:s text:c="2"/>-5 <text:s text:c="3"/>-5 <text:s text:c="4"/>4</text:p>
      <text:p text:style-name="P17">Rei - ne em nós, ve - nha a <text:s/>nós Sua gló - ria, Deus</text:p>
      <text:p text:style-name="P17"><text:span text:style-name="T9">4 <text:s text:c="9"/>4 <text:s text:c="6"/>4 <text:s text:c="3"/>4 <text:s text:c="7"/>4 <text:s text:c="4"/>-5 <text:s text:c="3"/>4 <text:s text:c="4"/>4 <text:s text:c="4"/>4 <text:s text:c="5"/>3</text:span></text:p>
      <text:p text:style-name="P22"/>
      <text:p text:style-name="P17">-<text:span text:style-name="T6">5 <text:s text:c="5"/>5 <text:s text:c="3"/>(-44) <text:s text:c="4"/>-4 <text:s text:c="2"/>-5 <text:s text:c="3"/>5 -4 <text:s text:c="6"/>4 <text:s text:c="2"/>-3’’ <text:s text:c="2"/>4 <text:s text:c="4"/>5</text:span></text:p>
      <text:p text:style-name="P17"><text:span text:style-name="T10">-</text:span><text:span text:style-name="T6">5 <text:s text:c="5"/>5 <text:s text:c="3"/>(-44) <text:s text:c="4"/>-4 <text:s text:c="2"/>-5 <text:s text:c="3"/>5 -4 <text:s text:c="6"/>4 <text:s text:c="2"/>-3’’ <text:s text:c="2"/>4 <text:s text:c="4"/></text:span><text:span text:style-name="T10">4</text:span><text:span text:style-name="T6"><text:line-break/>Se <text:s/>- ja o <text:s text:c="2"/>cen <text:s/>- <text:s/>tro, se <text:s/>- j</text:span><text:span text:style-name="T11">a</text:span><text:span text:style-name="T6"> <text:s/>tu - do a <text:s/>to - dos nós</text:span></text:p>
      <text:p text:style-name="P17"><text:span text:style-name="T10">-</text:span><text:span text:style-name="T6">5 <text:s text:c="5"/>5 <text:s text:c="3"/>(-44) <text:s text:c="4"/>-4 <text:s text:c="2"/>-5 <text:s text:c="3"/>5 -4 <text:s text:c="6"/>4 <text:s text:c="2"/>-3’’ <text:s text:c="2"/>4 <text:s text:c="4"/></text:span><text:span text:style-name="T10">3</text:span><text:line-break/></text:p>
      <text:p text:style-name="P17">-<text:span text:style-name="T6">5 <text:s text:c="5"/>5 <text:s text:c="3"/>(-44) <text:s text:c="3"/>-4 <text:s text:c="2"/>-5 <text:s text:c="5"/>5 <text:s text:c="3"/>-4 <text:s text:c="5"/>4 <text:s text:c="2"/>-3’’ <text:s text:c="3"/>4 <text:s text:c="4"/></text:span><text:span text:style-name="T7">4</text:span></text:p>
      <text:p text:style-name="P17"><text:span text:style-name="T10"><text:s/>4 </text:span><text:span text:style-name="T6"><text:s text:c="6"/></text:span><text:span text:style-name="T10">4</text:span><text:span text:style-name="T6"> <text:s text:c="5"/></text:span><text:span text:style-name="T10">4 <text:s text:c="4"/></text:span><text:span text:style-name="T6"><text:s text:c="4"/>4 <text:s text:c="4"/></text:span><text:span text:style-name="T10">4</text:span><text:span text:style-name="T6"> <text:s text:c="5"/></text:span><text:span text:style-name="T10">4</text:span><text:span text:style-name="T6"> <text:s text:c="3"/>-4 <text:s text:c="5"/>4 <text:s text:c="2"/>-3’’ <text:s text:c="3"/>4 <text:s text:c="4"/></text:span><text:span text:style-name="T7">4<text:line-break/>Se <text:s/>- ja o <text:s text:c="2"/>cen <text:s/>- <text:s/>tro, <text:s/>se <text:s/>- j</text:span><text:span text:style-name="T10">a</text:span><text:span text:style-name="T7"> <text:s text:c="3"/>tu - do a <text:s/>to - dos nós</text:span></text:p>
      <text:p text:style-name="P17"><text:span text:style-name="T10"><text:s/>3</text:span><text:span text:style-name="T6"> <text:s text:c="6"/></text:span><text:span text:style-name="T10">3</text:span><text:span text:style-name="T6"> <text:s text:c="3"/>-</text:span><text:span text:style-name="T10">3’’</text:span><text:span text:style-name="T6"> <text:s text:c="4"/>-</text:span><text:span text:style-name="T10">3’’</text:span><text:span text:style-name="T6"> -</text:span><text:span text:style-name="T10">3’’</text:span><text:span text:style-name="T6"> <text:s text:c="2"/>-</text:span><text:span text:style-name="T10">3’’</text:span><text:span text:style-name="T6"> -</text:span><text:span text:style-name="T10">3’’</text:span><text:span text:style-name="T6"> <text:s text:c="2"/>-</text:span><text:span text:style-name="T10">3’’</text:span><text:span text:style-name="T6"> -3’’ <text:s text:c="3"/>4 <text:s text:c="4"/></text:span><text:span text:style-name="T7">4</text:span></text:p>
      <text:p text:style-name="P2"/>
      <text:p text:style-name="P7"/>
      <text:p text:style-name="P9">Observações:</text:p>
      <text:p text:style-name="P9"/>
      <text:list text:style-name="L1">
        <text:list-item>
          <text:p text:style-name="P25">Os números representa<text:span text:style-name="T8">m</text:span> os orifícios da gaita</text:p>
        </text:list-item>
        <text:list-item>
          <text:p text:style-name="P25">O hífen (-) quando antecede um número representa um orifício aspirado</text:p>
        </text:list-item>
        <text:list-item>
          <text:p text:style-name="P25">Cada apóstrofe (‘) após um número represena um nível de band ou over blow</text:p>
          <text:list>
            <text:list-item>
              <text:p text:style-name="P25">Band em notas aspiradas</text:p>
            </text:list-item>
            <text:list-item>
              <text:p text:style-name="P25">Over blow em notas sobradas</text:p>
            </text:list-item>
          </text:list>
        </text:list-item>
        <text:list-item>
          <text:p text:style-name="P25">Quando os números aparecem juntos entre parênteses representa<text:span text:style-name="T9">m</text:span> uma sequência de notas para a mesma sílaba da música</text:p>
        </text:list-item>
        <text:list-item text:start-value="1">
          <text:p text:style-name="P25">Quando há mais de uma linha de números juntas a um verso da música, significa que a execução delas é simultânea para o verso em questão.</text:p>
        </text:list-item>
        <text:list-item>
          <text:p text:style-name="P25">O asterisco (*) indica uma nota da música que normalmente não é alcançada em uma gaita diatônica em dó de 20 voz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1cm" fo:margin-left="1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6T23:40:37.508000000</meta:creation-date>
    <dc:date>2025-01-09T01:50:49.463000000</dc:date>
    <meta:editing-duration>PT2H25M55S</meta:editing-duration>
    <meta:editing-cycles>8</meta:editing-cycles>
    <meta:generator>LibreOffice/7.5.2.2$Windows_X86_64 LibreOffice_project/53bb9681a964705cf672590721dbc85eb4d0c3a2</meta:generator>
    <meta:document-statistic meta:table-count="0" meta:image-count="0" meta:object-count="0" meta:page-count="3" meta:paragraph-count="59" meta:word-count="988" meta:character-count="4707" meta:non-whitespace-character-count="2196"/>
  </office:meta>
</office:document-meta>
</file>